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eeeeee" draw:textarea-horizontal-align="justify" draw:textarea-vertical-align="middle" draw:auto-grow-height="false" fo:min-height="2.163cm" fo:min-width="1.913cm"/>
    </style:style>
    <style:style style:name="gr2" style:family="graphic" style:parent-style-name="standard">
      <style:graphic-properties svg:stroke-opacity="0%" draw:fill-color="#eeeeee" draw:textarea-horizontal-align="justify" draw:textarea-vertical-align="middle" draw:auto-grow-height="false" fo:min-height="0.167cm" fo:min-width="0.336cm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0.148cm" fo:min-width="0cm"/>
    </style:style>
    <style:style style:name="gr4" style:family="graphic" style:parent-style-name="standard">
      <style:graphic-properties draw:fill-color="#763b00" draw:textarea-horizontal-align="justify" draw:textarea-vertical-align="middle" draw:auto-grow-height="false" fo:min-height="0.148cm" fo:min-width="0cm"/>
    </style:style>
    <style:style style:name="gr5" style:family="graphic" style:parent-style-name="standard">
      <style:graphic-properties draw:fill-color="#008400" draw:textarea-horizontal-align="justify" draw:textarea-vertical-align="middle" draw:auto-grow-height="false" fo:min-height="0.148cm" fo:min-width="0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svg:stroke-opacity="0%" draw:fill-color="#eeeeee" draw:textarea-horizontal-align="justify" draw:textarea-vertical-align="middle" draw:auto-grow-height="false" fo:min-height="0.766cm" fo:min-width="1.913cm"/>
    </style:style>
    <style:style style:name="gr10" style:family="graphic" style:parent-style-name="standard">
      <style:graphic-properties svg:stroke-color="#191919" draw:fill-color="#ffffff" draw:textarea-horizontal-align="justify" draw:textarea-vertical-align="middle" draw:auto-grow-height="false" fo:min-height="0.148cm" fo:min-width="0cm"/>
    </style:style>
    <style:style style:name="gr11" style:family="graphic" style:parent-style-name="standard">
      <style:graphic-properties svg:stroke-color="#191919" draw:fill-color="#ffff00" draw:textarea-horizontal-align="justify" draw:textarea-vertical-align="middle" draw:auto-grow-height="false" fo:min-height="0.148cm" fo:min-width="0cm"/>
    </style:style>
    <style:style style:name="gr12" style:family="graphic" style:parent-style-name="standard">
      <style:graphic-properties draw:stroke="none" svg:stroke-color="#000000" draw:fill="none" draw:fill-color="#ffffff" fo:min-height="1.058cm"/>
    </style:style>
    <style:style style:name="gr13" style:family="graphic" style:parent-style-name="standard">
      <style:graphic-properties svg:stroke-color="#191919" draw:fill-color="#763b00" draw:textarea-horizontal-align="justify" draw:textarea-vertical-align="middle" draw:auto-grow-height="false" fo:min-height="0.148cm" fo:min-width="0cm"/>
    </style:style>
    <style:style style:name="gr14" style:family="graphic" style:parent-style-name="standard">
      <style:graphic-properties svg:stroke-color="#191919" draw:fill-color="#008400" draw:textarea-horizontal-align="justify" draw:textarea-vertical-align="middle" draw:auto-grow-height="false" fo:min-height="0.148cm" fo:min-width="0cm"/>
    </style:style>
    <style:style style:name="gr15" style:family="graphic" style:parent-style-name="standard">
      <style:graphic-properties draw:stroke="none" svg:stroke-color="#000000" draw:fill="none" draw:fill-color="#ffffff" fo:min-height="0.407cm"/>
    </style:style>
    <style:style style:name="gr16" style:family="graphic" style:parent-style-name="standard">
      <style:graphic-properties svg:stroke-opacity="0%" draw:fill-color="#eeeeee" draw:textarea-horizontal-align="justify" draw:textarea-vertical-align="middle" draw:auto-grow-height="false" fo:min-height="0.92cm" fo:min-width="1.913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412cm" fo:min-width="0.154cm"/>
    </style:style>
    <style:style style:name="gr18" style:family="graphic" style:parent-style-name="standard">
      <style:graphic-properties svg:stroke-color="#000000" draw:fill-color="#b00000" draw:textarea-horizontal-align="justify" draw:textarea-vertical-align="middle" draw:auto-grow-height="false" fo:min-height="0.412cm" fo:min-width="0.154cm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svg:stroke-color="#191919" draw:fill-color="#00dc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191919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191919" draw:fill-color="#4e27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191919" draw:fill-color="#0000b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191919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191919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191919" draw:fill-color="#ffff00" draw:textarea-horizontal-align="justify" draw:textarea-vertical-align="middle" draw:auto-grow-height="false" fo:min-height="0cm" fo:min-width="0cm"/>
    </style:style>
    <style:style style:name="co1" style:family="table-column">
      <style:table-column-properties style:column-width="1.98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="solid" draw:fill-color="#008400"/>
      <style:paragraph-properties fo:border="0.03pt solid #000080"/>
      <style:text-properties fo:color="#ffffff" fo:font-size="18pt" style:font-size-asian="18pt" style:font-size-complex="18pt"/>
    </style:style>
    <style:style style:name="ce2" style:family="table-cell">
      <loext:graphic-properties draw:fill="solid" draw:fill-color="#4e2700"/>
      <style:paragraph-properties fo:border-left="0.03pt solid #000080" fo:border-right="0.03pt solid #000080" fo:border-top="none" fo:border-bottom="0.03pt solid #000080"/>
      <style:text-properties fo:color="#ffffff"/>
    </style:style>
    <style:style style:name="ce3" style:family="table-cell">
      <loext:graphic-properties draw:fill="solid" draw:fill-color="#ffffff"/>
      <style:paragraph-properties fo:border-left="0.03pt solid #000080" fo:border-right="0.03pt solid #000080" fo:border-top="none" fo:border-bottom="0.03pt solid #000080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-color="#763b00"/>
      <style:paragraph-properties fo:text-align="center"/>
    </style:style>
    <style:style style:name="P4" style:family="paragraph">
      <loext:graphic-properties draw:fill-color="#0084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000000"/>
      <style:paragraph-properties fo:text-align="center"/>
      <style:text-properties fo:color="#ffffff"/>
    </style:style>
    <style:style style:name="P12" style:family="paragraph">
      <loext:graphic-properties draw:fill-color="#b00000"/>
      <style:paragraph-properties fo:text-align="center"/>
      <style:text-properties fo:color="#ffffff"/>
    </style:style>
    <style:style style:name="P13" style:family="paragraph">
      <style:text-properties fo:color="#ffffff" fo:font-size="18pt" style:font-size-asian="18pt" style:font-size-complex="18pt"/>
    </style:style>
    <style:style style:name="P14" style:family="paragraph">
      <style:text-properties fo:color="#ffffff"/>
    </style:style>
    <style:style style:name="P15" style:family="paragraph">
      <loext:graphic-properties draw:fill-color="#00dc00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4e2700"/>
      <style:paragraph-properties fo:text-align="center"/>
    </style:style>
    <style:style style:name="P18" style:family="paragraph">
      <loext:graphic-properties draw:fill-color="#0000b0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2.413cm" svg:height="2.413cm" svg:x="5.191cm" svg:y="9.028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27cm" svg:height="0.635cm" draw:transform="rotate (-3.14159265358979) translate (7.032cm 9.128cm)">
                <text:p/>
                <draw:enhanced-geometry svg:viewBox="0 0 21600 21600" draw:glue-points="?f6 10800 10800 21600 ?f5 10800 10800 0" draw:text-areas="?f3 ?f3 ?f4 ?f4" draw:type="trapezoid" draw:modifiers="3517.85995279308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custom-shape draw:style-name="gr3" draw:text-style-name="P2" draw:layer="layout" svg:width="0.508cm" svg:height="0.508cm" svg:x="5.572cm" svg:y="9.409cm">
              <text:p/>
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0.508cm" svg:height="0.508cm" svg:x="6.715cm" svg:y="9.409cm">
              <text:p/>
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3" draw:layer="layout" svg:width="0.508cm" svg:height="0.508cm" svg:x="5.572cm" svg:y="10.552cm">
              <text:p/>
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0.508cm" svg:height="0.508cm" svg:x="6.715cm" svg:y="10.552cm">
              <text:p/>
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frame draw:style-name="gr6" draw:text-style-name="P5" draw:layer="layout" svg:width="3.81cm" svg:height="0.962cm" svg:x="7.431cm" svg:y="9.282cm">
              <draw:text-box>
                <text:p>Heater</text:p>
              </draw:text-box>
            </draw:frame>
            <draw:frame draw:style-name="gr6" draw:text-style-name="P5" draw:layer="layout" svg:width="3.81cm" svg:height="0.962cm" svg:x="7.431cm" svg:y="10.425cm">
              <draw:text-box>
                <text:p>Thermistor </text:p>
              </draw:text-box>
            </draw:frame>
            <draw:line draw:style-name="gr7" draw:text-style-name="P6" draw:layer="layout" svg:x1="5.318cm" svg:y1="10.044cm" svg:x2="9.636cm" svg:y2="10.044cm">
              <text:p/>
            </draw:line>
            <draw:line draw:style-name="gr7" draw:text-style-name="P6" draw:layer="layout" svg:x1="5.318cm" svg:y1="11.187cm" svg:x2="10.779cm" svg:y2="11.187cm">
              <text:p/>
            </draw:line>
          </draw:g>
        </draw:g>
        <draw:frame draw:style-name="gr8" draw:text-style-name="P5" draw:layer="layout" svg:width="2.159cm" svg:height="1.016cm" svg:x="10.271cm" svg:y="11.922cm">
          <draw:text-box>
            <text:p>Fans</text:p>
          </draw:text-box>
        </draw:frame>
        <draw:g>
          <draw:g>
            <draw:g>
              <draw:custom-shape draw:style-name="gr9" draw:text-style-name="P1" draw:layer="layout" svg:width="2.413cm" svg:height="1.016cm" svg:x="5.064cm" svg:y="14.119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27cm" svg:height="0.635cm" draw:transform="rotate (-3.14159265358979) translate (6.905cm 14.119cm)">
                <text:p/>
                <draw:enhanced-geometry svg:viewBox="0 0 21600 21600" draw:glue-points="?f6 10800 10800 21600 ?f5 10800 10800 0" draw:text-areas="?f3 ?f3 ?f4 ?f4" draw:type="trapezoid" draw:modifiers="3517.85995279308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0" draw:text-style-name="P8" draw:layer="layout" svg:width="0.508cm" svg:height="0.508cm" svg:x="5.445cm" svg:y="14.373cm">
                <text:p text:style-name="P7">-</text:p>
  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1" draw:text-style-name="P9" draw:layer="layout" svg:width="0.508cm" svg:height="0.508cm" svg:x="6.588cm" svg:y="14.373cm">
                <text:p text:style-name="P7">+</text:p>
  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12" draw:text-style-name="P5" draw:layer="layout" svg:width="2.921cm" svg:height="1.673cm" svg:x="7.604cm" svg:y="13.624cm">
            <draw:text-box>
              <text:p>Always on</text:p>
            </draw:text-box>
          </draw:frame>
        </draw:g>
        <draw:g>
          <draw:g>
            <draw:g>
              <draw:custom-shape draw:style-name="gr9" draw:text-style-name="P1" draw:layer="layout" svg:width="2.413cm" svg:height="1.016cm" svg:x="5.064cm" svg:y="16.24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1.27cm" svg:height="0.635cm" draw:transform="rotate (-3.14159265358979) translate (6.905cm 16.24cm)">
                <text:p/>
                <draw:enhanced-geometry svg:viewBox="0 0 21600 21600" draw:glue-points="?f6 10800 10800 21600 ?f5 10800 10800 0" draw:text-areas="?f3 ?f3 ?f4 ?f4" draw:type="trapezoid" draw:modifiers="3517.85995279308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</draw:g>
            <draw:g>
              <draw:custom-shape draw:style-name="gr13" draw:text-style-name="P3" draw:layer="layout" svg:width="0.508cm" svg:height="0.508cm" svg:x="5.445cm" svg:y="16.467cm">
                <text:p text:style-name="P7">-</text:p>
  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4" draw:text-style-name="P4" draw:layer="layout" svg:width="0.508cm" svg:height="0.508cm" svg:x="6.588cm" svg:y="16.467cm">
                <text:p text:style-name="P7">+</text:p>
                <draw:enhanced-geometry svg:viewBox="0 0 21600 21600" draw:path-stretchpoint-x="10800" draw:path-stretchpoint-y="10800" draw:text-areas="?f3 ?f4 ?f5 ?f6" draw:type="round-rectangle" draw:modifiers="8062.868369351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frame draw:style-name="gr15" draw:text-style-name="P5" draw:layer="layout" svg:width="3.429cm" svg:height="0.962cm" svg:x="7.604cm" svg:y="16.294cm">
            <draw:text-box>
              <text:p>Fan 0</text:p>
            </draw:text-box>
          </draw:frame>
        </draw:g>
        <draw:frame draw:style-name="gr15" draw:text-style-name="P5" draw:layer="layout" svg:width="3.429cm" svg:height="0.962cm" svg:x="2.143cm" svg:y="14.262cm">
          <draw:text-box>
            <text:p><text:s/></text:p>
          </draw:text-box>
        </draw:frame>
        <draw:g>
          <draw:g>
            <draw:g>
              <draw:g>
                <draw:custom-shape draw:style-name="gr16" draw:text-style-name="P1" draw:layer="layout" svg:width="2.413cm" svg:height="1.17cm" svg:x="12.049cm" svg:y="13.94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1.27cm" svg:height="0.635cm" draw:transform="rotate (-3.14159265358979) translate (13.908cm 13.943cm)">
                  <text:p/>
                  <draw:enhanced-geometry svg:viewBox="0 0 21600 21600" draw:glue-points="?f6 10800 10800 21600 ?f5 10800 10800 0" draw:text-areas="?f3 ?f3 ?f4 ?f4" draw:mirror-horizontal="false" draw:mirror-vertical="false" draw:type="trapezoid" draw:modifiers="3517.85995279308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17" draw:text-style-name="P11" draw:layer="layout" svg:width="0.654cm" svg:height="0.662cm" svg:x="13.535cm" svg:y="14.17cm">
                  <text:p text:style-name="P10"><text:span text:style-name="T1">–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2" draw:layer="layout" svg:width="0.654cm" svg:height="0.662cm" svg:x="12.357cm" svg:y="14.17cm">
                  <text:p text:style-name="P10"><text:span text:style-name="T1">+</text:span></text:p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5" draw:text-style-name="P5" draw:layer="layout" svg:width="3.429cm" svg:height="1.673cm" svg:x="14.717cm" svg:y="13.624cm">
            <draw:text-box>
              <text:p>Extruder Fan</text:p>
            </draw:text-box>
          </draw:frame>
        </draw:g>
        <draw:g>
          <draw:g>
            <draw:g>
              <draw:g>
                <draw:custom-shape draw:style-name="gr16" draw:text-style-name="P1" draw:layer="layout" svg:width="2.413cm" svg:height="1.17cm" svg:x="12.048cm" svg:y="16.2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" draw:text-style-name="P1" draw:layer="layout" svg:width="1.27cm" svg:height="0.635cm" draw:transform="rotate (-3.14159265358979) translate (13.907cm 16.24cm)">
                  <text:p/>
                  <draw:enhanced-geometry svg:viewBox="0 0 21600 21600" draw:glue-points="?f6 10800 10800 21600 ?f5 10800 10800 0" draw:text-areas="?f3 ?f3 ?f4 ?f4" draw:mirror-horizontal="false" draw:mirror-vertical="false" draw:type="trapezoid" draw:modifiers="3517.85995279308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</draw:g>
            <draw:g>
              <draw:g>
                <draw:custom-shape draw:style-name="gr17" draw:text-style-name="P11" draw:layer="layout" svg:width="0.654cm" svg:height="0.662cm" svg:x="13.534cm" svg:y="16.467cm">
                  <text:p text:style-name="P10"><text:span text:style-name="T1">–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2" draw:layer="layout" svg:width="0.654cm" svg:height="0.662cm" svg:x="12.356cm" svg:y="16.467cm">
                  <text:p text:style-name="P10"><text:span text:style-name="T1">+</text:span></text:p>
                  <draw:enhanced-geometry svg:viewBox="0 0 21600 21600" draw:type="rectangle" draw:enhanced-path="M 0 0 L 21600 0 21600 21600 0 21600 0 0 Z N"/>
                </draw:custom-shape>
              </draw:g>
            </draw:g>
          </draw:g>
          <draw:frame draw:style-name="gr15" draw:text-style-name="P5" draw:layer="layout" svg:width="3.429cm" svg:height="1.673cm" svg:x="14.716cm" svg:y="15.921cm">
            <draw:text-box>
              <text:p>Object Fan</text:p>
            </draw:text-box>
          </draw:frame>
        </draw:g>
        <draw:g>
          <draw:frame draw:style-name="standard" draw:layer="layout" svg:width="1.979cm" svg:height="2.915cm" svg:x="10.625cm" svg:y="19.752cm">
            <table:table table:template-name="default">
              <table:table-column table:style-name="co1"/>
              <table:table-row table:style-name="ro1">
                <table:table-cell table:style-name="ce1">
                  <text:p text:style-name="P13"><text:span text:style-name="T1">Out</text:span></text:p>
                </table:table-cell>
              </table:table-row>
              <table:table-row table:style-name="ro1">
                <table:table-cell table:style-name="ce2">
                  <text:p text:style-name="P14"><text:span text:style-name="T1">GND</text:span></text:p>
                </table:table-cell>
              </table:table-row>
              <table:table-row table:style-name="ro1">
                <table:table-cell table:style-name="ce3">
                  <text:p>VCC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19" draw:text-style-name="P5" draw:layer="layout" svg:width="3.937cm" svg:height="1.673cm" svg:x="6.461cm" svg:y="20.685cm">
            <draw:text-box>
              <text:p>IR Distance Sensor</text:p>
            </draw:text-box>
          </draw:frame>
        </draw:g>
        <draw:g>
          <draw:g>
            <draw:g>
              <draw:g>
                <draw:custom-shape draw:style-name="gr1" draw:text-style-name="P1" draw:layer="layout" svg:width="2.413cm" svg:height="2.413cm" svg:x="9.509cm" svg:y="24.36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" draw:text-style-name="P1" draw:layer="layout" svg:width="1.27cm" svg:height="0.635cm" draw:transform="rotate (-3.14159265358979) translate (11.35cm 24.468cm)">
                  <text:p/>
                  <draw:enhanced-geometry svg:viewBox="0 0 21600 21600" draw:glue-points="?f6 10800 10800 21600 ?f5 10800 10800 0" draw:text-areas="?f3 ?f3 ?f4 ?f4" draw:type="trapezoid" draw:modifiers="3517.85995279308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</draw:g>
              <draw:g>
                <draw:g>
                  <draw:custom-shape draw:style-name="gr20" draw:text-style-name="P15" draw:layer="layout" svg:width="0.635cm" svg:height="0.635cm" svg:x="11.032cm" svg:y="24.595cm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21" draw:text-style-name="P16" draw:layer="layout" svg:width="0.635cm" svg:height="0.635cm" draw:transform="rotate (-3.14159265358979) translate (11.666cm 25.229cm)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  <draw:g>
                  <draw:custom-shape draw:style-name="gr22" draw:text-style-name="P17" draw:layer="layout" svg:width="0.635cm" svg:height="0.635cm" svg:x="9.762cm" svg:y="24.594cm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23" draw:text-style-name="P18" draw:layer="layout" svg:width="0.635cm" svg:height="0.635cm" draw:transform="rotate (-3.14159265358979) translate (10.396cm 25.228cm)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  <draw:g>
                  <draw:custom-shape draw:style-name="gr24" draw:text-style-name="P8" draw:layer="layout" svg:width="0.635cm" svg:height="0.635cm" svg:x="9.761cm" svg:y="25.864cm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25" draw:text-style-name="P19" draw:layer="layout" svg:width="0.635cm" svg:height="0.635cm" draw:transform="rotate (-3.14159265358979) translate (10.395cm 26.498cm)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  <draw:g>
                  <draw:custom-shape draw:style-name="gr26" draw:text-style-name="P9" draw:layer="layout" svg:width="0.635cm" svg:height="0.635cm" svg:x="11.033cm" svg:y="25.865cm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  <draw:custom-shape draw:style-name="gr20" draw:text-style-name="P15" draw:layer="layout" svg:width="0.635cm" svg:height="0.635cm" draw:transform="rotate (-3.14159265358979) translate (11.667cm 26.499cm)">
                    <text:p/>
      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</draw:g>
          </draw:g>
          <draw:frame draw:style-name="gr8" draw:text-style-name="P5" draw:layer="layout" svg:width="2.159cm" svg:height="1.016cm" svg:x="6.715cm" svg:y="25.003cm">
            <draw:text-box>
              <text:p>Motor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5T14:38:12.269863118</meta:creation-date>
    <dc:date>2020-09-05T15:54:47.158058536</dc:date>
    <meta:editing-duration>PT4M13S</meta:editing-duration>
    <meta:editing-cycles>1</meta:editing-cycles>
    <meta:document-statistic meta:object-count="79"/>
    <meta:generator>LibreOffice/6.0.7.3$Linux_X86_64 LibreOffice_project/00m0$Build-3</meta:generator>
  </office:meta>
</office:document-meta>
</file>